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48.8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24648062512279" calcext:value-type="float">
            <text:p>0.006246480625123</text:p>
          </table:table-cell>
          <table:table-cell office:value-type="float" office:value="772440.625" calcext:value-type="float">
            <text:p>772440.625</text:p>
          </table:table-cell>
          <table:table-cell office:value-type="float" office:value="0.0548504590988159" calcext:value-type="float">
            <text:p>0.054850459098816</text:p>
          </table:table-cell>
          <table:table-cell office:value-type="float" office:value="3392" calcext:value-type="float">
            <text:p>3392</text:p>
          </table:table-cell>
          <table:table-cell office:value-type="float" office:value="131.930932760239" calcext:value-type="float">
            <text:p>131.930932760239</text:p>
          </table:table-cell>
          <table:table-cell table:style-name="ce1" office:value-type="string" calcext:value-type="string">
            <text:p>9_M_exp8</text:p>
          </table:table-cell>
          <table:table-cell table:style-name="ce1" office:value-type="string" calcext:value-type="string">
            <text:p>9_M.v1.l1.ds0.l_combo6.ds_combo1.idays3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207264013588429" calcext:value-type="float">
            <text:p>0.020726401358843</text:p>
          </table:table-cell>
          <table:table-cell office:value-type="float" office:value="0.0207263976335526" calcext:value-type="float">
            <text:p>0.020726397633553</text:p>
          </table:table-cell>
          <table:table-cell office:value-type="float" office:value="1056280.75" calcext:value-type="float">
            <text:p>1056280.75</text:p>
          </table:table-cell>
          <table:table-cell office:value-type="float" office:value="0.102839626371861" calcext:value-type="float">
            <text:p>0.102839626371861</text:p>
          </table:table-cell>
          <table:table-cell office:value-type="float" office:value="3354" calcext:value-type="float">
            <text:p>3354</text:p>
          </table:table-cell>
          <table:table-cell office:value-type="float" office:value="136.811765670776" calcext:value-type="float">
            <text:p>136.811765670776</text:p>
          </table:table-cell>
          <table:table-cell office:value-type="string" calcext:value-type="string">
            <text:p>9_M_exp8</text:p>
          </table:table-cell>
          <table:table-cell office:value-type="string" calcext:value-type="string">
            <text:p>9_M.v1.l1.ds0.l_combo5.ds_combo1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10418897122145" calcext:value-type="float">
            <text:p>0.006104188971221</text:p>
          </table:table-cell>
          <table:table-cell office:value-type="float" office:value="843462.75" calcext:value-type="float">
            <text:p>843462.75</text:p>
          </table:table-cell>
          <table:table-cell office:value-type="float" office:value="0.0504166707396507" calcext:value-type="float">
            <text:p>0.050416670739651</text:p>
          </table:table-cell>
          <table:table-cell office:value-type="float" office:value="3392" calcext:value-type="float">
            <text:p>3392</text:p>
          </table:table-cell>
          <table:table-cell office:value-type="float" office:value="131.73731803894" calcext:value-type="float">
            <text:p>131.73731803894</text:p>
          </table:table-cell>
          <table:table-cell table:style-name="ce1" office:value-type="string" calcext:value-type="string">
            <text:p>9_V_exp32</text:p>
          </table:table-cell>
          <table:table-cell table:style-name="ce1" office:value-type="string" calcext:value-type="string">
            <text:p>9_V.v1.l1.ds0.l_combo6.ds_combo1.idays3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05917917191982" calcext:value-type="float">
            <text:p>0.020591791719198</text:p>
          </table:table-cell>
          <table:table-cell office:value-type="float" office:value="212111.75" calcext:value-type="float">
            <text:p>212111.75</text:p>
          </table:table-cell>
          <table:table-cell office:value-type="float" office:value="0.103127010166645" calcext:value-type="float">
            <text:p>0.103127010166645</text:p>
          </table:table-cell>
          <table:table-cell office:value-type="float" office:value="2056" calcext:value-type="float">
            <text:p>2056</text:p>
          </table:table-cell>
          <table:table-cell office:value-type="float" office:value="84.2356572151184" calcext:value-type="float">
            <text:p>84.2356572151184</text:p>
          </table:table-cell>
          <table:table-cell office:value-type="string" calcext:value-type="string">
            <text:p>9_V_exp8</text:p>
          </table:table-cell>
          <table:table-cell office:value-type="string" calcext:value-type="string">
            <text:p>9_V.v1.l1.ds0.l_combo10.ds_combo1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24648062512279" calcext:value-type="float">
            <text:p>0.006246480625123</text:p>
          </table:table-cell>
          <table:table-cell office:value-type="float" office:value="772440.625" calcext:value-type="float">
            <text:p>772440.625</text:p>
          </table:table-cell>
          <table:table-cell office:value-type="float" office:value="0.0548504590988159" calcext:value-type="float">
            <text:p>0.054850459098816</text:p>
          </table:table-cell>
          <table:table-cell office:value-type="float" office:value="3392" calcext:value-type="float">
            <text:p>3392</text:p>
          </table:table-cell>
          <table:table-cell office:value-type="float" office:value="131.930932760239" calcext:value-type="float">
            <text:p>131.930932760239</text:p>
          </table:table-cell>
          <table:table-cell table:style-name="ce1" office:value-type="string" calcext:value-type="string">
            <text:p>9_M_exp8</text:p>
          </table:table-cell>
          <table:table-cell table:style-name="ce1" office:value-type="string" calcext:value-type="string">
            <text:p>9_M.v1.l1.ds0.l_combo6.ds_combo1.idays3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207264013588429" calcext:value-type="float">
            <text:p>0.020726401358843</text:p>
          </table:table-cell>
          <table:table-cell office:value-type="float" office:value="0.0207263976335526" calcext:value-type="float">
            <text:p>0.020726397633553</text:p>
          </table:table-cell>
          <table:table-cell office:value-type="float" office:value="1056280.75" calcext:value-type="float">
            <text:p>1056280.75</text:p>
          </table:table-cell>
          <table:table-cell office:value-type="float" office:value="0.102839626371861" calcext:value-type="float">
            <text:p>0.102839626371861</text:p>
          </table:table-cell>
          <table:table-cell office:value-type="float" office:value="3354" calcext:value-type="float">
            <text:p>3354</text:p>
          </table:table-cell>
          <table:table-cell office:value-type="float" office:value="136.811765670776" calcext:value-type="float">
            <text:p>136.811765670776</text:p>
          </table:table-cell>
          <table:table-cell office:value-type="string" calcext:value-type="string">
            <text:p>9_M_exp8</text:p>
          </table:table-cell>
          <table:table-cell office:value-type="string" calcext:value-type="string">
            <text:p>9_M.v1.l1.ds0.l_combo5.ds_combo1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4:35:18.831161153</dc:date>
    <meta:editing-duration>PT2M13S</meta:editing-duration>
    <meta:editing-cycles>1</meta:editing-cycles>
    <meta:document-statistic meta:table-count="1" meta:cell-count="139" meta:object-count="0"/>
    <meta:generator>LibreOffice/6.0.7.3$Linux_X86_64 LibreOffice_project/00m0$Build-3</meta:generator>
  </office:meta>
</office:document-meta>
</file>